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MU Bright" svg:font-family="'CMU Br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 draw:fill-color="#729fcf"/>
      <style:paragraph-properties fo:margin-left="0in" fo:margin-right="0in" fo:margin-top="0in" fo:margin-bottom="0.1in" loext:contextual-spacing="false" fo:line-height="100%" fo:text-align="justify" style:justify-single-word="false" fo:text-indent="0in" style:auto-text-indent="false" style:page-number="auto" fo:background-color="transparent">
        <style:tab-stops/>
      </style:paragraph-properties>
      <style:text-properties style:text-position="0% 100%" style:font-name="Calibri Light" officeooo:rsid="001c3371" officeooo:paragraph-rsid="00217b8e"/>
    </style:style>
    <style:style style:name="P2" style:family="paragraph" style:parent-style-name="Standard">
      <loext:graphic-properties draw:fill="none" draw:fill-color="#729fcf"/>
      <style:paragraph-properties fo:margin-left="0in" fo:margin-right="0in" fo:margin-top="0in" fo:margin-bottom="0.1in" loext:contextual-spacing="false" fo:line-height="100%" fo:text-align="justify" style:justify-single-word="false" fo:text-indent="0in" style:auto-text-indent="false" fo:background-color="transparent">
        <style:tab-stops/>
      </style:paragraph-properties>
      <style:text-properties officeooo:paragraph-rsid="00220c1c"/>
    </style:style>
    <style:style style:name="T1" style:family="text">
      <style:text-properties style:text-position="0% 100%" style:font-name="Calibri Light" officeooo:rsid="00220c1c"/>
    </style:style>
    <style:style style:name="T2" style:family="text">
      <style:text-properties style:text-position="0% 100%" style:font-name="Calibri Light" fo:font-size="11pt" officeooo:rsid="00220c1c" style:font-size-asian="9.60000038146973pt" style:font-size-complex="11pt"/>
    </style:style>
    <style:style style:name="T3" style:family="text">
      <style:text-properties officeooo:rsid="00220c1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twitter.com/torybruno/status/1273695457278132227" text:style-name="Internet_20_link" text:visited-style-name="Visited_20_Internet_20_Link">https://twitter.com/torybruno/status/1273695457278132227</text:a></text:p>
      <text:p text:style-name="P2"><text:span text:style-name="T1">Tory Bruno: re: combustion zone turbulence vs laminar exhaust, L* parameter wrt. </text:span><text:span text:style-name="T2">c</text:span><text:span text:style-name="T1">ombustion completion in the chamber &amp; injector head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MU Bright" svg:font-family="'CMU Br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margin-left="0in" fo:margin-right="0in" fo:margin-top="0in" fo:margin-bottom="0.1in" loext:contextual-spacing="false" fo:line-height="150%" fo:text-align="justify" style:justify-single-word="false" fo:text-indent="0.5in" style:auto-text-indent="false" style:page-number="auto" fo:background-color="transparent">
        <style:tab-stops/>
      </style:paragraph-properties>
      <style:text-properties style:font-name="CMU Bright" fo:font-family="'CMU Bright'" style:font-family-generic="roman" style:font-pitch="variable" fo:font-size="11pt" officeooo:rsid="001a8afa" style:font-size-asian="9.60000038146973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.5102in" fo:margin-bottom="1.4898in" fo:margin-left="1.552in" fo:margin-right="1.01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1T01:25:27.782000000</meta:creation-date>
    <dc:title>Default Writer</dc:title>
    <meta:editing-duration>PT44S</meta:editing-duration>
    <meta:editing-cycles>2</meta:editing-cycles>
    <meta:generator>LibreOffice/6.4.2.2$Windows_X86_64 LibreOffice_project/4e471d8c02c9c90f512f7f9ead8875b57fcb1ec3</meta:generator>
    <dc:date>2020-06-21T01:26:11.734000000</dc:date>
    <meta:document-statistic meta:table-count="0" meta:image-count="0" meta:object-count="0" meta:page-count="1" meta:paragraph-count="2" meta:word-count="21" meta:character-count="190" meta:non-whitespace-character-count="171"/>
    <meta:template xlink:type="simple" xlink:actuate="onRequest" xlink:title="Default Writer" xlink:href="../../../AppData/Roaming/LibreOffice/4/user/template/Default%20Writer.ott" meta:date="2020-06-21T01:25:27.363000000"/>
  </office:meta>
</office:document-meta>
</file>